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OpenSymbol2" svg:font-family="OpenSymbol, 'Arial Unicode MS'"/>
    <style:font-face style:name="Mangal1" svg:font-family="Mangal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Liberation Sans2" svg:font-family="'Liberation Sans', 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justify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Microsoft YaHei" style:font-size-asian="28pt" style:font-style-asian="normal" style:font-weight-asian="bold" style:font-name-complex="Mangal" style:font-size-complex="2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12.179cm" svg:x="1.4cm" svg:y="4.914cm" presentation:class="subtitle">
          <draw:text-box>
            <text:p text:style-name="P1"><text:span text:style-name="T1">Projekt programu do zarządzania sterowaniem procesami w drukarn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el projektu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text:style-name="P3">Celem projektu jest opracowanie systemu wspomagającego zarządzanie zleceniami w drukarni. System ma za zadanie przechowywać informacje na temat pracowników, zleceń oraz ich statusów. 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ykorzystane narzędzia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isual Paradigm (12.2 Standard Edition)</text:p>
              </text:list-item>
              <text:list-item>
                <text:p>QT 5.5</text:p>
              </text:list-item>
              <text:list-item>
                <text:p>GitHub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I etap projektowania - Wymagania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I etap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...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Przypadki użycia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iagramy czynności 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iagram sekwencji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iagramy kla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iagramy klas - struktura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Generacja kodu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QT - kod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zorce projektow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OpenSymbol2" svg:font-family="OpenSymbol, 'Arial Unicode MS'"/>
    <style:font-face style:name="Mangal1" svg:font-family="Mangal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Liberation Sans2" svg:font-family="'Liberation Sans', 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pl" fo:country="PL" style:letter-kerning="true" style:font-name-asian="Mangal1" style:font-family-asian="Mangal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fo:font-style="italic" fo:font-weight="bold" style:font-name-asian="Mangal1" style:font-family-asian="Mangal" style:font-pitch-asian="variable" style:font-size-asian="14pt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Mangal1" style:font-family-asian="Mangal" style:font-pitch-asian="variable" style:font-size-asian="14pt" style:font-weight-asian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9T13:58:50.614000000</meta:creation-date>
    <dc:date>2016-01-10T15:47:51.996000000</dc:date>
    <meta:editing-duration>PT2H26M20S</meta:editing-duration>
    <meta:editing-cycles>6</meta:editing-cycles>
    <meta:generator>LibreOffice/5.0.2.2$Windows_x86 LibreOffice_project/37b43f919e4de5eeaca9b9755ed688758a8251fe</meta:generator>
    <meta:document-statistic meta:object-count="76"/>
  </office:meta>
</office:document-meta>
</file>